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13000000136BA9735D.png"/>
  <manifest:file-entry manifest:media-type="image/png" manifest:full-path="Pictures/100002010000001000000010B75675F9.png"/>
  <manifest:file-entry manifest:media-type="image/png" manifest:full-path="Pictures/10000201000000120000001242BC97DA.png"/>
  <manifest:file-entry manifest:media-type="image/svg+xml" manifest:full-path="Pictures/10001E54000001D9000001D9398B6A1C.svg"/>
  <manifest:file-entry manifest:media-type="image/png" manifest:full-path="Pictures/10000201000000100000001020097619.png"/>
  <manifest:file-entry manifest:media-type="image/svg+xml" manifest:full-path="Pictures/10000339000001EF000001EF33C095C0.svg"/>
  <manifest:file-entry manifest:media-type="image/svg+xml" manifest:full-path="Pictures/100007AC000001A6000001A6AC288F42.svg"/>
  <manifest:file-entry manifest:media-type="image/svg+xml" manifest:full-path="Pictures/10000881000001DC000001DC79DE9A6D.svg"/>
  <manifest:file-entry manifest:media-type="image/svg+xml" manifest:full-path="Pictures/100003F0000001E9000001E96C04E57B.svg"/>
  <manifest:file-entry manifest:media-type="image/png" manifest:full-path="Pictures/1000020100000012000000127D991CF6.png"/>
  <manifest:file-entry manifest:media-type="image/png" manifest:full-path="Pictures/100002010000001200000012CAF277C0.png"/>
  <manifest:file-entry manifest:media-type="image/svg+xml" manifest:full-path="Pictures/100006A2000001A8000001A82D516471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greyscale" draw:luminance="4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greyscale" draw:luminance="5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ohne_20_Linie">
      <style:graphic-properties draw:textarea-vertical-align="middle" draw:color-mode="greyscale" draw:luminance="45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textarea-vertical-align="middle" draw:color-mode="greyscale" draw:luminance="0%" draw:contrast="0%" draw:gamma="2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093cm" svg:height="16.093cm" svg:x="5.307cm" svg:y="1.907cm">
          <draw:image xlink:href="Pictures/100002010000001000000010B75675F9.png" xlink:type="simple" xlink:show="embed" xlink:actuate="onLoad"/>
          <draw:image xlink:href="Pictures/100006A2000001A8000001A82D51647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1" draw:layer="layout" svg:width="9.996cm" svg:height="9.996cm" svg:x="7.204cm" svg:y="7.831cm">
          <draw:image xlink:href="Pictures/10000201000000100000001020097619.png" xlink:type="simple" xlink:show="embed" xlink:actuate="onLoad"/>
          <draw:image xlink:href="Pictures/100007AC000001A6000001A6AC288F4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4" draw:text-style-name="P1" draw:layer="layout" svg:width="17.4cm" svg:height="17.4cm" svg:x="4.6cm" svg:y="2.2cm">
          <draw:image xlink:href="Pictures/10000201000000120000001242BC97DA.png" xlink:type="simple" xlink:show="embed" xlink:actuate="onLoad"/>
          <draw:image xlink:href="Pictures/10001E54000001D9000001D9398B6A1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1" draw:layer="layout" svg:width="17.761cm" svg:height="17.761cm" svg:x="4.439cm" svg:y="2.039cm">
          <draw:image xlink:href="Pictures/100002010000001200000012CAF277C0.png" xlink:type="simple" xlink:show="embed" xlink:actuate="onLoad"/>
          <draw:image xlink:href="Pictures/10000881000001DC000001DC79DE9A6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6" draw:text-style-name="P1" draw:layer="layout" svg:width="19.147cm" svg:height="16.2cm" svg:x="3.453cm" svg:y="2.4cm">
          <draw:image xlink:href="Pictures/1000020100000013000000136BA9735D.png" xlink:type="simple" xlink:show="embed" xlink:actuate="onLoad"/>
          <draw:image xlink:href="Pictures/10000339000001EF000001EF33C095C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7" draw:text-style-name="P1" draw:layer="layout" svg:width="20.2cm" svg:height="20.2cm" svg:x="4cm" svg:y="0.4cm">
          <draw:image xlink:href="Pictures/1000020100000012000000127D991CF6.png" xlink:type="simple" xlink:show="embed" xlink:actuate="onLoad"/>
          <draw:image xlink:href="Pictures/100003F0000001E9000001E96C04E57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thor </meta:initial-creator>
    <meta:creation-date>2019-02-20T13:11:25.20</meta:creation-date>
    <meta:editing-duration>PT51S</meta:editing-duration>
    <meta:editing-cycles>2</meta:editing-cycles>
    <dc:date>2019-02-20T13:27:27.17</dc:date>
    <dc:creator>Author </dc:creator>
    <meta:document-statistic meta:object-count="45"/>
    <meta:generator>OpenOffice/4.1.5$Win32 OpenOffice.org_project/415m1$Build-9789</meta:generator>
  </office:meta>
</office:document-meta>
</file>